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9T17:02:06</meta:creation-date>
    <meta:generator>LibreOffice/3.5$Linux_X86_64 LibreOffice_project/350m1$Build-2</meta:generator>
    <dc:date>2012-09-30T13:43:30</dc:date>
    <meta:editing-duration>P0D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